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6/2021<text:bookmark-end text:name="Text14"/></text:p>
            <text:p text:style-name="Normální">KVOP-38859/2021<text:bookmark-end text:name="Text2"/></text:p>
            <text:p text:style-name="Normální"><text:bookmark-start text:name="Text3"/>10. 09. 2021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Vážený pan<text:bookmark-end text:name="Text7"/></text:p>
            <text:p text:style-name="Normální">J. J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/>
      <text:p text:style-name="Základnítext">Vážený pane J.,</text:p>
      <text:p text:style-name="Základnítext">dne 8. 9.<text:s/>2021<text:s/>byla do Kanceláře veřejného ochránce práv doručena Vaše žádost podle zákona o svobodném přístupu k informacím, kterou<text:s/><text:span text:style-name="Silné">žádáte<text:s/></text:span><text:span text:style-name="Silné">o zaslání publikací, které vydala uvedená instituce a které se týkají „vězeňství“.</text:span></text:p>
      <text:p text:style-name="Základnítext">K Vaší žádosti<text:s/><text:span text:style-name="Silné">poskytuji a zasílám Sborníky stanovisek veřejného ochránce práv Vězeňství (2010) a Vězeňství II (2019) a taktéž Souhrnné zprávy ze systematických návštěv – Věznice (2016) a Zabezpečovací detence (2019).</text:span>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Normální"/>
      <text:p text:style-name="Příloha">Přílohy</text:p>
      <text:p text:style-name="Normální">dle textu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OKFL*</text:span>*KVOPX00BOKFL*</text:p>
        <text:p text:style-name="P12"><text:span text:style-name="T13">KVOPX00BOKFL</text:span>KVOPX00BOKF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9-24T09:29:00Z</meta:creation-date>
    <dc:date>2021-09-24T09:30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5" meta:character-count="863" meta:row-count="6" meta:non-whitespace-character-count="739"/>
  </office:meta>
</office:document-meta>
</file>